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5cm" svg:height="3.9cm" svg:x="3.6cm" svg:y="1.8cm">
          <text:p text:style-name="P1"><text:span text:style-name="T1">#define g9307571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7.6cm" svg:height="1.8cm" svg:x="4.6cm" svg:y="3.3cm">
            <text:p text:style-name="P1"><text:span text:style-name="T1">0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8cm" svg:height="1.2cm" svg:x="5cm" svg:y="3.6cm">
            <text:p text:style-name="P1"><text:span text:style-name="T1">(address)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2" draw:id="id2" draw:layer="layout" svg:width="13cm" svg:height="4.1cm" svg:x="1.9cm" svg:y="8.9cm">
          <text:p text:style-name="P1"><text:span text:style-name="T1">node_t _g9307571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2" draw:text-style-name="P2" draw:layer="layout" svg:width="7.6cm" svg:height="1.8cm" svg:x="6.4cm" svg:y="10.6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8cm" svg:height="1.2cm" svg:x="6.8cm" svg:y="10.9cm">
            <text:p text:style-name="P1"><text:span text:style-name="T1">(address)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3.9cm" svg:height="1.038cm" svg:x="2.4cm" svg:y="11cm">
          <draw:text-box>
            <text:p text:style-name="P3"><text:span text:style-name="T1">fptr_t head</text:span></text:p>
          </draw:text-box>
        </draw:frame>
        <draw:connector draw:style-name="gr5" draw:text-style-name="P1" draw:layer="layout" draw:type="line" svg:x1="8.4cm" svg:y1="5.1cm" svg:x2="8.4cm" svg:y2="8.9cm" draw:start-shape="id1" draw:start-glue-point="2" draw:end-shape="id2" draw:end-glue-point="0" svg:d="m8400 5100v3800" svg:viewBox="0 0 1 3801">
          <text:p/>
        </draw:connector>
        <draw:custom-shape draw:style-name="gr6" draw:text-style-name="P2" xml:id="id4" draw:id="id4" draw:layer="layout" svg:width="16.6cm" svg:height="2.9cm" svg:x="1.9cm" svg:y="16.3cm">
          <text:p text:style-name="P1"><text:span text:style-name="T1">wptr_t A_STD A_FALIGNED</text:span></text:p>
          <text:p text:style-name="P1"><text:span text:style-name="T1">E__ftheMain$d3(gc_t gc,struct sFtheMain$d3* ar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0.2cm" svg:y1="12.4cm" svg:x2="10.2cm" svg:y2="16.3cm" draw:start-shape="id3" draw:start-glue-point="2" draw:end-shape="id4" svg:d="m10200 12400v3900" svg:viewBox="0 0 1 3901">
          <text:p/>
        </draw:connector>
        <draw:frame draw:style-name="gr4" draw:text-style-name="P4" draw:layer="layout" svg:width="2.974cm" svg:height="1.038cm" svg:x="10.5cm" svg:y="13.962cm">
          <draw:text-box>
            <text:p><text:span text:style-name="T1">fptr_t</text:span></text:p>
          </draw:text-box>
        </draw:frame>
        <draw:frame draw:style-name="gr4" draw:text-style-name="P4" draw:layer="layout" svg:width="3.126cm" svg:height="1.038cm" svg:x="8.774cm" svg:y="6.562cm">
          <draw:text-box>
            <text:p><text:span text:style-name="T1">sptr_t</text:span></text:p>
          </draw:text-box>
        </draw:frame>
        <draw:custom-shape draw:style-name="gr7" draw:text-style-name="P1" draw:layer="layout" svg:width="8.4cm" svg:height="3.6cm" svg:x="16.7cm" svg:y="7.7cm">
          <text:p text:style-name="P1">Code pointer (P_FUNC)</text:p>
          <draw:enhanced-geometry svg:viewBox="0 0 21600 21600" draw:text-areas="800 800 20800 20800" draw:type="round-rectangular-callout" draw:modifiers="-8050.18450184502 19560.566509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8.4cm" svg:height="3.6cm" svg:x="16.7cm" svg:y="3.7cm">
          <text:p text:style-name="P1">Lazy location (P_LAZY)</text:p>
          <draw:enhanced-geometry svg:viewBox="0 0 21600 21600" draw:text-areas="800 800 20800 20800" draw:type="round-rectangular-callout" draw:modifiers="-12086.8468039519 2999.16689808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draw:type="curve" svg:x1="18.5cm" svg:y1="17.75cm" svg:x2="14cm" svg:y2="11.5cm" draw:start-shape="id4" draw:start-glue-point="1" draw:end-shape="id3" svg:d="m18500 17750c826 0 3076-6250-4500-6250" svg:viewBox="0 0 5462 6251">
          <text:p/>
        </draw:connector>
        <draw:frame draw:style-name="gr8" draw:text-style-name="P5" draw:layer="layout" svg:width="9.342cm" svg:height="2.945cm" svg:x="19.1cm" svg:y="16.9cm">
          <draw:text-box>
            <text:p text:style-name="P5"><text:span text:style-name="T1">eval()</text:span><text:span text:style-name="T1">によって実行されると</text:span></text:p>
            <text:p text:style-name="P5"><text:span text:style-name="T1">Code pointer</text:span><text:span text:style-name="T1">を実行結果で</text:span></text:p>
            <text:p text:style-name="P5"><text:span text:style-name="T1">上書き更新す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4T20:07:51</dc:date>
    <dc:creator>Okabe Kiwamu</dc:creator>
    <meta:editing-duration>PT2H38M6S</meta:editing-duration>
    <meta:editing-cycles>175</meta:editing-cycles>
    <meta:generator>LibreOffice/4.0.0.3$Linux_X86_64 LibreOffice_project/400m0$Build-103</meta:generator>
    <meta:document-statistic meta:object-count="18"/>
  </office:meta>
</office:document-meta>
</file>